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geflowHelperImpl.logout( boolean invalidateSessions , HttpServlet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HelperImpl.findBestMatchSecurityConstraint( String uri , Context ctx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19">
            <text:p text:style-name="Table_20_Contents">19</text:p>
          </table:table-cell>
          <table:table-cell office:value-type="float" office:value="43">
            <text:p text:style-name="Table_20_Contents">43</text:p>
          </table:table-cell>
        </table:table-row>
        <table:table-row>
          <table:table-cell office:value-type="string">
            <text:p text:style-name="Table_20_Contents">PageflowHelperImpl.doSecurityRedirect( String uri , HttpServletRequest request , HttpServletResponse response , ServletContext servletContex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PageflowHelperImpl.login( String username , String password , HttpServlet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HelperImpl.initRequest( Request request , Response response , PageflowValve valv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ageflowHelperImpl.getSecureListenPort( HttpServletRequest reque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PageflowHelperImpl.isSecureResource( String uri , HttpServletRequest reques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PageflowHelperImpl.getListenPort( HttpServletRequest request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6">
            <text:p text:style-name="Table_20_Contents">16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PageflowHelperImpl.getFileExtension( String file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